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a76a" officeooo:paragraph-rsid="001fa76a" style:font-size-asian="15pt" style:font-size-complex="15pt"/>
    </style:style>
    <style:style style:name="P2" style:family="paragraph" style:parent-style-name="Standard">
      <style:text-properties fo:font-size="15pt" officeooo:rsid="001fa76a" officeooo:paragraph-rsid="001fa76a" style:font-size-asian="15pt" style:font-size-complex="15pt"/>
    </style:style>
    <style:style style:name="P3" style:family="paragraph" style:parent-style-name="Standard">
      <style:text-properties fo:font-size="15pt" officeooo:rsid="00218d1d" officeooo:paragraph-rsid="00218d1d" style:font-size-asian="15pt" style:font-size-complex="15pt"/>
    </style:style>
    <style:style style:name="T1" style:family="text">
      <style:text-properties officeooo:rsid="00218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3</text:p>
      <text:p text:style-name="P1"/>
      <text:p text:style-name="P1">Overview of SQL </text:p>
      <text:p text:style-name="P1">1) Does ANSI recognize the data type ?</text:p>
      <text:p text:style-name="P1">Ans: <text:span text:style-name="T1">Noonly recognize char no</text:span></text:p>
      <text:p text:style-name="P1"/>
      <text:p text:style-name="P1">2) Which subdivision of SQL is used to insert values in tables?</text:p>
      <text:p text:style-name="P1">Ans: insert into&lt;tablename&gt;</text:p>
      <text:p text:style-name="P1"><text:s text:c="9"/>val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0:18.542206498</meta:creation-date>
    <dc:date>2023-09-13T21:57:31.759602904</dc:date>
    <meta:editing-duration>PT5M1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7" meta:word-count="34" meta:character-count="200" meta:non-whitespace-character-count="163"/>
  </office:meta>
</office:document-meta>
</file>